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72cm"/>
    </style:style>
    <style:style style:name="Tabla1.B" style:family="table-column">
      <style:table-column-properties style:column-width="7.465cm"/>
    </style:style>
    <style:style style:name="Tabla1.C" style:family="table-column">
      <style:table-column-properties style:column-width="5.81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034cm"/>
    </style:style>
    <style:style style:name="Tabla2.B" style:family="table-column">
      <style:table-column-properties style:column-width="12.966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117cm"/>
    </style:style>
    <style:style style:name="Tabla3.B" style:family="table-column">
      <style:table-column-properties style:column-width="13.88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3.63cm"/>
    </style:style>
    <style:style style:name="Tabla4.B" style:family="table-column">
      <style:table-column-properties style:column-width="3.762cm"/>
    </style:style>
    <style:style style:name="Tabla4.C" style:family="table-column">
      <style:table-column-properties style:column-width="9.60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2.965cm"/>
    </style:style>
    <style:style style:name="Tabla5.B" style:family="table-column">
      <style:table-column-properties style:column-width="4.856cm"/>
    </style:style>
    <style:style style:name="Tabla5.C" style:family="table-column">
      <style:table-column-properties style:column-width="9.179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2.786cm" table:align="left"/>
    </style:style>
    <style:style style:name="Tabla6.A" style:family="table-column">
      <style:table-column-properties style:column-width="2.205cm"/>
    </style:style>
    <style:style style:name="Tabla6.B" style:family="table-column">
      <style:table-column-properties style:column-width="9.068cm"/>
    </style:style>
    <style:style style:name="Tabla6.C" style:family="table-column">
      <style:table-column-properties style:column-width="1.513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 fo:break-before="pag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Heading_20_4">
      <style:paragraph-properties fo:margin-left="0cm" fo:margin-right="0cm" fo:text-indent="0cm" style:auto-text-indent="false"/>
    </style:style>
    <style:style style:name="P6" style:family="paragraph" style:parent-style-name="Quotations">
      <style:paragraph-properties fo:margin-left="1cm" fo:margin-right="1cm" fo:text-indent="0cm" style:auto-text-indent="false"/>
    </style:style>
    <style:style style:name="P7" style:family="paragraph" style:parent-style-name="Quotations" style:list-style-name="L15">
      <style:paragraph-properties fo:margin-left="1cm" fo:margin-right="1cm" fo:margin-top="0cm" fo:margin-bottom="0cm" style:contextual-spacing="false" fo:text-indent="0cm" style:auto-text-indent="false"/>
    </style:style>
    <style:style style:name="P8" style:family="paragraph" style:parent-style-name="Quotations" style:list-style-name="L15">
      <style:paragraph-properties fo:margin-left="1cm" fo:margin-right="1cm" fo:text-indent="0cm" style:auto-text-indent="false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2">
      <style:paragraph-properties fo:margin-left="0cm" fo:margin-right="0cm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6">
      <style:paragraph-properties fo:margin-left="0cm" fo:margin-right="0cm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7">
      <style:paragraph-properties fo:margin-left="0cm" fo:margin-right="0cm" fo:text-indent="0cm" style:auto-text-indent="false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8">
      <style:paragraph-properties fo:margin-left="0cm" fo:margin-right="0cm" fo:text-indent="0cm" style:auto-text-indent="false"/>
    </style:style>
    <style:style style:name="P2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9">
      <style:paragraph-properties fo:margin-left="0cm" fo:margin-right="0cm" fo:text-indent="0cm" style:auto-text-indent="false"/>
    </style:style>
    <style:style style:name="P30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10">
      <style:paragraph-properties fo:margin-left="0cm" fo:margin-right="0cm" fo:text-indent="0cm" style:auto-text-indent="false"/>
    </style:style>
    <style:style style:name="P32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11">
      <style:paragraph-properties fo:margin-left="0cm" fo:margin-right="0cm" fo:text-indent="0cm" style:auto-text-indent="false"/>
    </style:style>
    <style:style style:name="P34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12">
      <style:paragraph-properties fo:margin-left="0cm" fo:margin-right="0cm" fo:text-indent="0cm" style:auto-text-indent="false"/>
    </style:style>
    <style:style style:name="P36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13">
      <style:paragraph-properties fo:margin-left="0cm" fo:margin-right="0cm" fo:text-indent="0cm" style:auto-text-indent="false"/>
    </style:style>
    <style:style style:name="P38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4">
      <style:paragraph-properties fo:margin-left="0cm" fo:margin-right="0cm" fo:text-indent="0cm" style:auto-text-indent="false"/>
    </style:style>
    <style:style style:name="P40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16">
      <style:paragraph-properties fo:margin-left="0cm" fo:margin-right="0cm" fo:text-indent="0cm" style:auto-text-indent="false"/>
    </style:style>
    <style:style style:name="P42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 style:list-style-name="L17">
      <style:paragraph-properties fo:margin-left="0cm" fo:margin-right="0cm" fo:text-indent="0cm" style:auto-text-indent="false"/>
    </style:style>
    <style:style style:name="P44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5" style:family="paragraph" style:parent-style-name="Text_20_body" style:list-style-name="L18">
      <style:paragraph-properties fo:margin-left="0cm" fo:margin-right="0cm" fo:text-indent="0cm" style:auto-text-indent="false"/>
    </style:style>
    <style:style style:name="P46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7" style:family="paragraph" style:parent-style-name="Text_20_body" style:list-style-name="L19">
      <style:paragraph-properties fo:margin-left="0cm" fo:margin-right="0cm" fo:text-indent="0cm" style:auto-text-indent="false"/>
    </style:style>
    <style:style style:name="P48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</style:style>
    <style:style style:name="P49" style:family="paragraph" style:parent-style-name="Text_20_body" style:list-style-name="L20">
      <style:paragraph-properties fo:margin-left="0cm" fo:margin-right="0cm" fo:text-indent="0cm" style:auto-text-indent="false"/>
    </style:style>
    <style:style style:name="T1" style:family="text">
      <style:text-properties officeooo:rsid="0014af5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o Técnico: Factores de Riesgo y Guía de Mantenimiento Preventivo de Hardware <text:span text:style-name="T1">(gemini 3. Pro)</text:span></text:h>
      <text:p text:style-name="P11"><text:line-break/><text:span text:style-name="Strong_20_Emphasis">Asunto:</text:span> Preservación de componentes y protocolo de mantenimiento preventivo en sistemas microinformáticos.</text:p>
      <text:p text:style-name="Horizontal_20_Line"/>
      <text:h text:style-name="P3" text:outline-level="2">1. Introducción</text:h>
      <text:p text:style-name="P11">La vida útil y el rendimiento de un equipo microinformático dependen directamente de las condiciones en las que opera y del cuidado que recibe. Este documento identifica los agentes externos e internos que degradan el hardware y define el procedimiento estándar para realizar un mantenimiento preventivo eficaz.</text:p>
      <text:p text:style-name="Horizontal_20_Line"/>
      <text:h text:style-name="P3" text:outline-level="2">2. Factores que afectan a los componentes (Hardware)</text:h>
      <text:p text:style-name="P11">Los componentes electrónicos son sensibles a diversas condiciones ambientales y físicas. Los principales enemigos del hardware son:</text:p>
      <text:h text:style-name="P4" text:outline-level="3">2.1. Temperatura (Calor excesivo)</text:h>
      <text:p text:style-name="P11">Es el factor más crítico.</text:p>
      <text:list text:style-name="L1">
        <text:list-item>
          <text:p text:style-name="P12"><text:span text:style-name="Strong_20_Emphasis">Causa:</text:span> Mala ventilación, acumulación de polvo, fallo en los ventiladores o sequedad de la pasta térmica.</text:p>
        </text:list-item>
        <text:list-item>
          <text:p text:style-name="P13"><text:span text:style-name="Strong_20_Emphasis">Efecto:</text:span> Reduce drásticamente la vida útil de los componentes (especialmente CPU, GPU y condensadores), provoca inestabilidad (reinicios), degradación de rendimiento (<text:span text:style-name="Emphasis">thermal throttling</text:span>) e incluso daños permanentes por fusión o quemadura.</text:p>
        </text:list-item>
      </text:list>
      <text:h text:style-name="P4" text:outline-level="3">2.2. Polvo y partículas en suspensión</text:h>
      <text:list text:style-name="L2">
        <text:list-item>
          <text:p text:style-name="P14"><text:span text:style-name="Strong_20_Emphasis">Causa:</text:span> Ambientes sucios, equipos en el suelo, falta de filtros.</text:p>
        </text:list-item>
        <text:list-item>
          <text:p text:style-name="P15"><text:span text:style-name="Strong_20_Emphasis">Efecto:</text:span> El polvo actúa como un <text:span text:style-name="Strong_20_Emphasis">aislante térmico</text:span>, impidiendo que el calor se disipe. Además, puede obstruir ventiladores frenando su giro y, en ambientes húmedos, el polvo acumulado puede volverse conductor y provocar cortocircuitos.</text:p>
        </text:list-item>
      </text:list>
      <text:h text:style-name="P4" text:outline-level="3">2.3. Electricidad (Estática y fluctuaciones)</text:h>
      <text:list text:style-name="L3">
        <text:list-item>
          <text:p text:style-name="P16"><text:span text:style-name="Strong_20_Emphasis">Descargas Electrostáticas (ESD):</text:span> La electricidad estática acumulada en el cuerpo humano puede dañar irreparablemente circuitos integrados al tocarlos sin protección.</text:p>
        </text:list-item>
        <text:list-item>
          <text:p text:style-name="P17"><text:span text:style-name="Strong_20_Emphasis">Fluctuaciones de voltaje:</text:span> Picos de tensión, bajadas de tensión (brownouts) o ruido eléctrico proveniente de la red pueden dañar la fuente de alimentación y, por extensión, la placa base y discos duros.</text:p>
        </text:list-item>
      </text:list>
      <text:h text:style-name="P4" text:outline-level="3"><text:soft-page-break/>2.4. Humedad y Corrosión</text:h>
      <text:list text:style-name="L4">
        <text:list-item>
          <text:p text:style-name="P18"><text:span text:style-name="Strong_20_Emphasis">Causa:</text:span> Ambientes muy húmedos o cambios bruscos de temperatura (condensación).</text:p>
        </text:list-item>
        <text:list-item>
          <text:p text:style-name="P19"><text:span text:style-name="Strong_20_Emphasis">Efecto:</text:span> Oxidación de contactos metálicos (RAM, tarjetas de expansión) y pistas de la placa base, provocando falsos contactos o cortocircuitos.</text:p>
        </text:list-item>
      </text:list>
      <text:h text:style-name="P4" text:outline-level="3">2.5. Vibraciones y Golpes</text:h>
      <text:list text:style-name="L5">
        <text:list-item>
          <text:p text:style-name="P20"><text:span text:style-name="Strong_20_Emphasis">Causa:</text:span> Traslados inadecuados, ubicación inestable o golpes accidentales.</text:p>
        </text:list-item>
        <text:list-item>
          <text:p text:style-name="P20"><text:span text:style-name="Strong_20_Emphasis">Efecto:</text:span></text:p>
          <text:list>
            <text:list-item>
              <text:p text:style-name="P20">Desconexión de cables o tarjetas.</text:p>
            </text:list-item>
            <text:list-item>
              <text:p text:style-name="P20">Daños físicos en discos duros mecánicos (HDD), que pueden sufrir un "head crash" (cabezal tocando el plato), resultando en pérdida de datos.</text:p>
            </text:list-item>
            <text:list-item>
              <text:p text:style-name="P21">Fisuras en la placa base o soldaduras.</text:p>
            </text:list-item>
          </text:list>
        </text:list-item>
      </text:list>
      <text:h text:style-name="P4" text:outline-level="3">2.6. Magnetismo</text:h>
      <text:list text:style-name="L6">
        <text:list-item>
          <text:p text:style-name="P22"><text:span text:style-name="Strong_20_Emphasis">Causa:</text:span> Imanes potentes cerca del equipo (altavoces no blindados, motores).</text:p>
        </text:list-item>
        <text:list-item>
          <text:p text:style-name="P23"><text:span text:style-name="Strong_20_Emphasis">Efecto:</text:span> Principalmente peligroso para discos duros mecánicos (HDD) y medios de almacenamiento magnético, pudiendo causar pérdida de datos. Los SSD no se ven afectados por esto.</text:p>
        </text:list-item>
      </text:list>
      <text:p text:style-name="Horizontal_20_Line"/>
      <text:h text:style-name="P3" text:outline-level="2">3. Mantenimiento Preventivo</text:h>
      <text:h text:style-name="P4" text:outline-level="3">3.1. Definición</text:h>
      <text:p text:style-name="P11">El <text:span text:style-name="Strong_20_Emphasis">mantenimiento preventivo</text:span> consiste en la realización de acciones periódicas y planificadas sobre el equipo con el objetivo de <text:span text:style-name="Strong_20_Emphasis">anticiparse a las averías</text:span>. No se trata de reparar lo que está roto, sino de conservar el sistema en condiciones óptimas para:</text:p>
      <text:list text:style-name="L7">
        <text:list-item>
          <text:p text:style-name="P24">Extender la vida útil del hardware.</text:p>
        </text:list-item>
        <text:list-item>
          <text:p text:style-name="P24">Prevenir paradas inesperadas.</text:p>
        </text:list-item>
        <text:list-item>
          <text:p text:style-name="P24">Mantener el rendimiento original del equipo.</text:p>
        </text:list-item>
        <text:list-item>
          <text:p text:style-name="P25">Detectar componentes degradados antes de que fallen totalmente.</text:p>
        </text:list-item>
      </text:list>
      <text:p text:style-name="Horizontal_20_Line"/>
      <text:h text:style-name="P3" text:outline-level="2">4. Protocolo de ejecución del mantenimiento preventivo</text:h>
      <text:p text:style-name="P11">A continuación, se detalla paso a paso cómo llevar a cabo este mantenimiento.</text:p>
      <text:h text:style-name="P4" text:outline-level="3">4.1. Herramientas y materiales necesarios</text:h>
      <text:list text:style-name="L8">
        <text:list-item>
          <text:p text:style-name="P26">Destornilladores (estrella/Phillips de varios tamaños).</text:p>
        </text:list-item>
        <text:list-item>
          <text:p text:style-name="P26">Aire comprimido en lata o compresor de aire (con filtro de humedad).</text:p>
        </text:list-item>
        <text:list-item>
          <text:p text:style-name="P26">Brochas de cerdas suaves antiestáticas.</text:p>
        </text:list-item>
        <text:list-item>
          <text:p text:style-name="P26">Paños de microfibra (que no suelten pelusa).</text:p>
        </text:list-item>
        <text:list-item>
          <text:p text:style-name="P26">Alcohol isopropílico (se evapora rápido y no deja residuos).</text:p>
        </text:list-item>
        <text:list-item>
          <text:p text:style-name="P26">Pulsera antiestática (recomendado).</text:p>
        </text:list-item>
        <text:list-item>
          <text:p text:style-name="P27"><text:soft-page-break/>Pasta térmica (si se requiere cambio).</text:p>
        </text:list-item>
      </text:list>
      <text:h text:style-name="P4" text:outline-level="3">4.2. Medidas de seguridad previas</text:h>
      <text:list text:style-name="L9">
        <text:list-item>
          <text:p text:style-name="P28"><text:span text:style-name="Strong_20_Emphasis">Apagar el equipo</text:span> completamente.</text:p>
        </text:list-item>
        <text:list-item>
          <text:p text:style-name="P28"><text:span text:style-name="Strong_20_Emphasis">Desconectar</text:span> el cable de alimentación de la toma de corriente.</text:p>
        </text:list-item>
        <text:list-item>
          <text:p text:style-name="P28">Desconectar todos los periféricos.</text:p>
        </text:list-item>
        <text:list-item>
          <text:p text:style-name="P29">Usar la <text:span text:style-name="Strong_20_Emphasis">pulsera antiestática</text:span> conectada a tierra o tocar una superficie metálica sin pintar para descargar la electricidad estática del cuerpo.</text:p>
        </text:list-item>
      </text:list>
      <text:h text:style-name="P4" text:outline-level="3">4.3. Limpieza Interna (El núcleo del mantenimiento)</text:h>
      <text:list text:style-name="L10">
        <text:list-item>
          <text:p text:style-name="P30"><text:span text:style-name="Strong_20_Emphasis">Apertura del chasis:</text:span> Retirar los paneles laterales para acceder al interior.</text:p>
        </text:list-item>
        <text:list-item>
          <text:p text:style-name="P30"><text:span text:style-name="Strong_20_Emphasis">Eliminación de polvo general:</text:span></text:p>
          <text:list>
            <text:list-item>
              <text:p text:style-name="P30">Usar el aire comprimido para soplar el polvo hacia afuera del equipo. Hacerlo en un lugar ventilado.</text:p>
            </text:list-item>
            <text:list-item>
              <text:p text:style-name="P30"><text:span text:style-name="Strong_20_Emphasis">Importante:</text:span> Al soplar sobre los ventiladores, sujetarlos con el dedo para que no giren libremente. Si giran demasiado rápido por el aire comprimido, pueden generar voltaje inverso y dañar la placa o estropear sus rodamientos.</text:p>
            </text:list-item>
          </text:list>
        </text:list-item>
        <text:list-item>
          <text:p text:style-name="P30"><text:span text:style-name="Strong_20_Emphasis">Limpieza de disipadores y ventiladores:</text:span></text:p>
          <text:list>
            <text:list-item>
              <text:p text:style-name="P30">Limpiar a fondo las aletas de los disipadores (CPU, GPU) con brocha y aire.</text:p>
            </text:list-item>
            <text:list-item>
              <text:p text:style-name="P30">Limpiar las aspas de los ventiladores con un paño o hisopos con un poco de alcohol isopropílico si tienen polvo pegado.</text:p>
            </text:list-item>
          </text:list>
        </text:list-item>
        <text:list-item>
          <text:p text:style-name="P30"><text:span text:style-name="Strong_20_Emphasis">Limpieza de la Fuente de Alimentación:</text:span></text:p>
          <text:list>
            <text:list-item>
              <text:p text:style-name="P30"><text:span text:style-name="Strong_20_Emphasis">Nunca abrir la fuente</text:span> (peligro de descarga mortal incluso desconectada).</text:p>
            </text:list-item>
            <text:list-item>
              <text:p text:style-name="P30">Soplar aire comprimido desde dentro hacia afuera a través de sus rejillas para desalojar el polvo acumulado.</text:p>
            </text:list-item>
          </text:list>
        </text:list-item>
        <text:list-item>
          <text:p text:style-name="P30"><text:span text:style-name="Strong_20_Emphasis">Limpieza de contactos (si es necesario):</text:span></text:p>
          <text:list>
            <text:list-item>
              <text:p text:style-name="P31">Si se sospecha de mal contacto, retirar los módulos de RAM y la tarjeta gráfica. Limpiar los contactos dorados con una goma de borrar blanca suave (sin residuos) o con alcohol isopropílico.</text:p>
            </text:list-item>
          </text:list>
        </text:list-item>
      </text:list>
      <text:h text:style-name="P4" text:outline-level="3">4.4. Revisión y gestión térmica</text:h>
      <text:list text:style-name="L11">
        <text:list-item>
          <text:p text:style-name="P32"><text:span text:style-name="Strong_20_Emphasis">Verificación visual:</text:span> Buscar condensadores hinchados, cables pelados o marcas de quemaduras.</text:p>
        </text:list-item>
        <text:list-item>
          <text:p text:style-name="P32"><text:span text:style-name="Strong_20_Emphasis">Cambio de pasta térmica (Avanzado):</text:span></text:p>
          <text:list>
            <text:list-item>
              <text:p text:style-name="P32">Cada 2 o 3 años, la pasta térmica entre el procesador y el disipador se seca.</text:p>
            </text:list-item>
            <text:list-item>
              <text:p text:style-name="P32">Retirar el disipador, limpiar la pasta vieja con alcohol isopropílico y aplicar una capa nueva y fina de pasta térmica de calidad.</text:p>
            </text:list-item>
          </text:list>
        </text:list-item>
        <text:list-item>
          <text:p text:style-name="P33"><text:span text:style-name="Strong_20_Emphasis">Gestión de cables:</text:span> Organizar los cables internos usando bridas para que no obstruyan el flujo de aire.</text:p>
        </text:list-item>
      </text:list>
      <text:h text:style-name="P4" text:outline-level="3">4.5. Limpieza Externa</text:h>
      <text:list text:style-name="L12">
        <text:list-item>
          <text:p text:style-name="P34"><text:span text:style-name="Strong_20_Emphasis">Monitor:</text:span> Limpiar la pantalla con un paño de microfibra seco o ligeramente humedecido con productos específicos para pantallas. Nunca rociar líquido directamente.</text:p>
        </text:list-item>
        <text:list-item>
          <text:p text:style-name="P34"><text:span text:style-name="Strong_20_Emphasis">Teclado y ratón:</text:span></text:p>
          <text:list>
            <text:list-item>
              <text:p text:style-name="P34"><text:soft-page-break/>Voltear el teclado y sacudirlo suavemente. Usar aire comprimido entre las teclas.</text:p>
            </text:list-item>
            <text:list-item>
              <text:p text:style-name="P34">Limpiar la superficie con un paño con alcohol isopropílico (desinfección y limpieza de grasa).</text:p>
            </text:list-item>
          </text:list>
        </text:list-item>
        <text:list-item>
          <text:p text:style-name="P35"><text:span text:style-name="Strong_20_Emphasis">Chasis:</text:span> Limpiar las superficies exteriores y, especialmente, las rejillas de ventilación/filtros antipolvo.</text:p>
        </text:list-item>
      </text:list>
      <text:h text:style-name="P4" text:outline-level="3">4.6. Comprobación final (Hardware/Software básico)</text:h>
      <text:list text:style-name="L13">
        <text:list-item>
          <text:p text:style-name="P36">Conectar todo de nuevo.</text:p>
        </text:list-item>
        <text:list-item>
          <text:p text:style-name="P36">Encender el equipo y entrar en la BIOS/UEFI.</text:p>
        </text:list-item>
        <text:list-item>
          <text:p text:style-name="P36">Verificar que <text:span text:style-name="Strong_20_Emphasis">todos los ventiladores giran</text:span> correctamente y sin ruidos extraños.</text:p>
        </text:list-item>
        <text:list-item>
          <text:p text:style-name="P37">Comprobar las <text:span text:style-name="Strong_20_Emphasis">temperaturas</text:span> en reposo (deben estar dentro de los rangos normales, habitualmente 30-45°C en reposo).</text:p>
        </text:list-item>
      </text:list>
      <text:p text:style-name="Horizontal_20_Line"/>
      <text:h text:style-name="P3" text:outline-level="2">5. Periodicidad recomendada</text:h>
      <text:p text:style-name="P11">La frecuencia del mantenimiento preventivo varía según el entorno:</text:p>
      <text:list text:style-name="L14">
        <text:list-item>
          <text:p text:style-name="P38"><text:span text:style-name="Strong_20_Emphasis">Entorno industrial o con mucho polvo:</text:span> Cada 3 meses.</text:p>
        </text:list-item>
        <text:list-item>
          <text:p text:style-name="P38"><text:span text:style-name="Strong_20_Emphasis">Entorno de oficina estándar / Doméstico con mascotas:</text:span> Cada 6 meses.</text:p>
        </text:list-item>
        <text:list-item>
          <text:p text:style-name="P39"><text:span text:style-name="Strong_20_Emphasis">Entorno limpio y climatizado (Sala de servidores/Oficina limpia):</text:span> Cada 12 meses.</text:p>
        </text:list-item>
      </text:list>
      <text:p text:style-name="Horizontal_20_Line"/>
      <text:p text:style-name="P11"><text:span text:style-name="Strong_20_Emphasis">Conclusión:</text:span><text:line-break/>La aplicación rigurosa de este mantenimiento preventivo reduce las tasas de fallo de hardware hasta en un 60%, asegurando la continuidad del negocio y evitando gastos imprevistos en reparaciones correctivas.</text:p>
      <text:p text:style-name="Standard"/>
      <text:h text:style-name="P2" text:outline-level="1">Guía Técnica: Factores de Riesgo y Mantenimiento Preventivo en Hardware <text:span text:style-name="T1">(ernie 5.0)</text:span></text:h>
      <text:h text:style-name="P3" text:outline-level="2">1. ¿Qué es el Mantenimiento Preventivo?</text:h>
      <text:p text:style-name="P11">El <text:span text:style-name="Strong_20_Emphasis">Mantenimiento Preventivo</text:span> es el conjunto de acciones sistemáticas y planificadas que se realizan sobre un equipo informático <text:span text:style-name="Strong_20_Emphasis">antes de que ocurra una avería</text:span>. Su objetivo no es reparar, sino <text:span text:style-name="Strong_20_Emphasis">conservar</text:span>.</text:p>
      <text:p text:style-name="P6"><text:span text:style-name="Strong_20_Emphasis">Diferencia clave:</text:span></text:p>
      <text:list text:style-name="L15">
        <text:list-item>
          <text:p text:style-name="P7"><text:span text:style-name="Strong_20_Emphasis">Correctivo:</text:span> "Se ha roto el ventilador, lo cambio". (Caro y urgente).</text:p>
        </text:list-item>
        <text:list-item>
          <text:p text:style-name="P8"><text:span text:style-name="Strong_20_Emphasis">Preventivo:</text:span> "El ventilador tiene polvo, lo limpio para que no se rompa". (Barato y planificado).</text:p>
        </text:list-item>
      </text:list>
      <text:p text:style-name="P11"><text:span text:style-name="Strong_20_Emphasis">Beneficios:</text:span></text:p>
      <text:list text:style-name="L16">
        <text:list-item>
          <text:p text:style-name="P40">Aumenta la vida útil de los componentes (un PC bien mantenido dura 7-8 años vs 3-4 años).</text:p>
        </text:list-item>
        <text:list-item>
          <text:p text:style-name="P40">Evita la pérdida de datos (fallos de disco).</text:p>
        </text:list-item>
        <text:list-item>
          <text:p text:style-name="P41">Mantiene el rendimiento (evita el <text:span text:style-name="Emphasis">thermal throttling</text:span>).</text:p>
        </text:list-item>
      </text:list>
      <text:h text:style-name="P3" text:outline-level="2">2. Factores que Afectan al Hardware (Los Enemigos Silenciosos)</text:h>
      <text:p text:style-name="P11">Para proteger el hardware, primero hay que identificar qué lo destruye. Se dividen en 4 categorías:</text:p>
      <text:h text:style-name="P4" text:outline-level="3">A. Factores Ambientales (El #1 de fallos)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0">Factor</text:p>
            </table:table-cell>
            <table:table-cell table:style-name="Tabla1.A1" office:value-type="string">
              <text:p text:style-name="P10">Daño que produce</text:p>
            </table:table-cell>
            <table:table-cell table:style-name="Tabla1.A1" office:value-type="string">
              <text:p text:style-name="P10">Síntoma visible</text:p>
            </table:table-cell>
          </table:table-row>
        </table:table-header-rows>
        <table:table-row>
          <table:table-cell table:style-name="Tabla1.A1" office:value-type="string">
            <text:p text:style-name="P9"><text:span text:style-name="Strong_20_Emphasis">Polvo y Pelusa</text:span></text:p>
          </table:table-cell>
          <table:table-cell table:style-name="Tabla1.A1" office:value-type="string">
            <text:p text:style-name="P9">Actúa como aislante térmico. El calor no sale → Componentes se fríen.</text:p>
          </table:table-cell>
          <table:table-cell table:style-name="Tabla1.A1" office:value-type="string">
            <text:p text:style-name="P9">PC lento, ventiladores a tope, apagados súbitos.</text:p>
          </table:table-cell>
        </table:table-row>
        <table:table-row>
          <table:table-cell table:style-name="Tabla1.A1" office:value-type="string">
            <text:p text:style-name="P9"><text:span text:style-name="Strong_20_Emphasis">Humedad (&gt;60%)</text:span></text:p>
          </table:table-cell>
          <table:table-cell table:style-name="Tabla1.A1" office:value-type="string">
            <text:p text:style-name="P9">Oxidación de contactos y corrosión de pistas. Cortocircuitos.</text:p>
          </table:table-cell>
          <table:table-cell table:style-name="Tabla1.A1" office:value-type="string">
            <text:p text:style-name="P9">Manchas verdes en placa, óxido en RAM, fallos aleatorios.</text:p>
          </table:table-cell>
        </table:table-row>
        <table:table-row>
          <table:table-cell table:style-name="Tabla1.A1" office:value-type="string">
            <text:p text:style-name="P9"><text:span text:style-name="Strong_20_Emphasis">Temperatura (&gt;30°C)</text:span></text:p>
          </table:table-cell>
          <table:table-cell table:style-name="Tabla1.A1" office:value-type="string">
            <text:p text:style-name="P9">Degradación química acelerada (Ley de Arrhenius). La pasta térmica se seca.</text:p>
          </table:table-cell>
          <table:table-cell table:style-name="Tabla1.A1" office:value-type="string">
            <text:p text:style-name="P9">Reinicios en verano, pantallazos azules (BSOD).</text:p>
          </table:table-cell>
        </table:table-row>
        <table:table-row>
          <table:table-cell table:style-name="Tabla1.A1" office:value-type="string">
            <text:p text:style-name="P9"><text:span text:style-name="Strong_20_Emphasis">Electricidad Estática (ESD)</text:span></text:p>
          </table:table-cell>
          <table:table-cell table:style-name="Tabla1.A1" office:value-type="string">
            <text:p text:style-name="P9">"Chispazo" invisible que quema microchips (RAM, CPU).</text:p>
          </table:table-cell>
          <table:table-cell table:style-name="Tabla1.A1" office:value-type="string">
            <text:p text:style-name="Table_20_Contents">Componente muere de repente al tocarlo.</text:p>
          </table:table-cell>
        </table:table-row>
      </table:table>
      <text:h text:style-name="P4" text:outline-level="3">B. Factores Eléctricos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0">Factor</text:p>
            </table:table-cell>
            <table:table-cell table:style-name="Tabla2.A1" office:value-type="string">
              <text:p text:style-name="P10">Daño que produce</text:p>
            </table:table-cell>
          </table:table-row>
        </table:table-header-rows>
        <table:table-row>
          <table:table-cell table:style-name="Tabla2.A1" office:value-type="string">
            <text:p text:style-name="P9"><text:span text:style-name="Strong_20_Emphasis">Picos de tensión</text:span></text:p>
          </table:table-cell>
          <table:table-cell table:style-name="Tabla2.A1" office:value-type="string">
            <text:p text:style-name="P9">Rayos cercanos o subidas de luz queman la Fuente de Alimentación (PSU) y placa base.</text:p>
          </table:table-cell>
        </table:table-row>
        <table:table-row>
          <table:table-cell table:style-name="Tabla2.A1" office:value-type="string">
            <text:p text:style-name="P9"><text:span text:style-name="Strong_20_Emphasis">Mala toma de tierra</text:span></text:p>
          </table:table-cell>
          <table:table-cell table:style-name="Tabla2.A1" office:value-type="string">
            <text:p text:style-name="P9">La carcasa del PC da "calambrazos" y corrompe datos del disco duro.</text:p>
          </table:table-cell>
        </table:table-row>
        <table:table-row>
          <table:table-cell table:style-name="Tabla2.A1" office:value-type="string">
            <text:p text:style-name="P9"><text:span text:style-name="Strong_20_Emphasis">Alimentación inestable</text:span></text:p>
          </table:table-cell>
          <table:table-cell table:style-name="Tabla2.A1" office:value-type="string">
            <text:p text:style-name="Table_20_Contents">Reinicios constantes que dañan el sistema de archivos (SSD/HDD).</text:p>
          </table:table-cell>
        </table:table-row>
      </table:table>
      <text:h text:style-name="P4" text:outline-level="3"><text:soft-page-break/>C. Factores Mecánicos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10">Factor</text:p>
            </table:table-cell>
            <table:table-cell table:style-name="Tabla3.A1" office:value-type="string">
              <text:p text:style-name="P10">Daño que produce</text:p>
            </table:table-cell>
          </table:table-row>
        </table:table-header-rows>
        <table:table-row>
          <table:table-cell table:style-name="Tabla3.A1" office:value-type="string">
            <text:p text:style-name="P9"><text:span text:style-name="Strong_20_Emphasis">Vibración</text:span></text:p>
          </table:table-cell>
          <table:table-cell table:style-name="Tabla3.A1" office:value-type="string">
            <text:p text:style-name="P9">Afloja conectores y rompe soldaduras (BGA) de la gráfica.</text:p>
          </table:table-cell>
        </table:table-row>
        <table:table-row>
          <table:table-cell table:style-name="Tabla3.A1" office:value-type="string">
            <text:p text:style-name="P9"><text:span text:style-name="Strong_20_Emphasis">Golpes</text:span></text:p>
          </table:table-cell>
          <table:table-cell table:style-name="Tabla3.A1" office:value-type="string">
            <text:p text:style-name="P9">Rayan los platos del HDD (si es mecánico) o rompen pistas.</text:p>
          </table:table-cell>
        </table:table-row>
        <table:table-row>
          <table:table-cell table:style-name="Tabla3.A1" office:value-type="string">
            <text:p text:style-name="P9"><text:span text:style-name="Strong_20_Emphasis">Ciclos Térmicos</text:span></text:p>
          </table:table-cell>
          <table:table-cell table:style-name="Tabla3.A1" office:value-type="string">
            <text:p text:style-name="Table_20_Contents">Dilatación/Contracción diaria (calentar/enfriar) agrieta la pasta térmica y suelda.</text:p>
          </table:table-cell>
        </table:table-row>
      </table:table>
      <text:h text:style-name="P3" text:outline-level="2">3. Protocolo de Mantenimiento Preventivo</text:h>
      <text:p text:style-name="P11">Este protocolo debe seguirse según la frecuencia indicada. <text:span text:style-name="Strong_20_Emphasis">Nivel de dificultad: Básico/Medio.</text:span></text:p>
      <text:h text:style-name="P4" text:outline-level="3">🛠️ NIVEL 1: Usuario (Semanal/Mensual)</text:h>
      <text:p text:style-name="P11"><text:span text:style-name="Emphasis">No requiere abrir el equipo.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P10">Acción</text:p>
            </table:table-cell>
            <table:table-cell table:style-name="Tabla4.A1" office:value-type="string">
              <text:p text:style-name="P10">Herramienta</text:p>
            </table:table-cell>
            <table:table-cell table:style-name="Tabla4.A1" office:value-type="string">
              <text:p text:style-name="P10">Por qué</text:p>
            </table:table-cell>
          </table:table-row>
        </table:table-header-rows>
        <table:table-row>
          <table:table-cell table:style-name="Tabla4.A1" office:value-type="string">
            <text:p text:style-name="P9"><text:span text:style-name="Strong_20_Emphasis">Limpiar exterior</text:span></text:p>
          </table:table-cell>
          <table:table-cell table:style-name="Tabla4.A1" office:value-type="string">
            <text:p text:style-name="P9">Paño microfibra seco</text:p>
          </table:table-cell>
          <table:table-cell table:style-name="Tabla4.A1" office:value-type="string">
            <text:p text:style-name="P9">Evita que el polvo entre por las rejillas.</text:p>
          </table:table-cell>
        </table:table-row>
        <table:table-row>
          <table:table-cell table:style-name="Tabla4.A1" office:value-type="string">
            <text:p text:style-name="P9"><text:span text:style-name="Strong_20_Emphasis">Revisar ventilación</text:span></text:p>
          </table:table-cell>
          <table:table-cell table:style-name="Tabla4.A1" office:value-type="string">
            <text:p text:style-name="P9">Visual</text:p>
          </table:table-cell>
          <table:table-cell table:style-name="Tabla4.A1" office:value-type="string">
            <text:p text:style-name="P9">Asegurar que no hay papeles/mantas tapando salidas de aire.</text:p>
          </table:table-cell>
        </table:table-row>
        <table:table-row>
          <table:table-cell table:style-name="Tabla4.A1" office:value-type="string">
            <text:p text:style-name="P9"><text:span text:style-name="Strong_20_Emphasis">Apagado correcto</text:span></text:p>
          </table:table-cell>
          <table:table-cell table:style-name="Tabla4.A1" office:value-type="string">
            <text:p text:style-name="P9">Botón SO</text:p>
          </table:table-cell>
          <table:table-cell table:style-name="Tabla4.A1" office:value-type="string">
            <text:p text:style-name="P9">Nunca forzar apagado manteniendo botón 5 seg (salvo emergencia).</text:p>
          </table:table-cell>
        </table:table-row>
        <table:table-row>
          <table:table-cell table:style-name="Tabla4.A1" office:value-type="string">
            <text:p text:style-name="P9"><text:span text:style-name="Strong_20_Emphasis">Protección eléctrica</text:span></text:p>
          </table:table-cell>
          <table:table-cell table:style-name="Tabla4.A1" office:value-type="string">
            <text:p text:style-name="P9">Regleta con protección</text:p>
          </table:table-cell>
          <table:table-cell table:style-name="Tabla4.A1" office:value-type="string">
            <text:p text:style-name="P9">Verificar que el piloto de "Protegido" está encendido.</text:p>
          </table:table-cell>
        </table:table-row>
        <table:table-row>
          <table:table-cell table:style-name="Tabla4.A1" office:value-type="string">
            <text:p text:style-name="P9"><text:span text:style-name="Strong_20_Emphasis">Liberar espacio disco</text:span></text:p>
          </table:table-cell>
          <table:table-cell table:style-name="Tabla4.A1" office:value-type="string">
            <text:p text:style-name="P9">Explorador de archivos</text:p>
          </table:table-cell>
          <table:table-cell table:style-name="Tabla4.A1" office:value-type="string">
            <text:p text:style-name="Table_20_Contents">Mantener &gt;15% libre en SSD para que no se ralentice.</text:p>
          </table:table-cell>
        </table:table-row>
      </table:table>
      <text:h text:style-name="P4" text:outline-level="3">🔧 NIVEL 2: Técnico (Trimestral/Semestral)</text:h>
      <text:p text:style-name="P11"><text:span text:style-name="Emphasis">Requiere abrir el equipo. Herramientas: Destornillador, Aire comprimido, Brocha, Alcohol Isopropílico.</text:span></text:p>
      <text:h text:style-name="P5" text:outline-level="4">PASO 1: Seguridad Anti-Estática (CRÍTICO)</text:h>
      <text:list text:style-name="L17">
        <text:list-item>
          <text:p text:style-name="P42">Usar pulsera antiestática conectada a chasis metálico.</text:p>
        </text:list-item>
        <text:list-item>
          <text:p text:style-name="P42">Tocar el chasis metálico antes de tocar nada si no tienes pulsera.</text:p>
        </text:list-item>
        <text:list-item>
          <text:p text:style-name="P43"><text:span text:style-name="Strong_20_Emphasis">NO</text:span> usar aspiradora (genera estática), usar aire comprimido.</text:p>
        </text:list-item>
      </text:list>
      <text:h text:style-name="P5" text:outline-level="4">PASO 2: Limpieza Interna (El "Baño")</text:h>
      <text:list text:style-name="L18">
        <text:list-item>
          <text:p text:style-name="P44"><text:span text:style-name="Strong_20_Emphasis">Aire comprimido:</text:span> Soplar desde dentro hacia fuera.</text:p>
          <text:list>
            <text:list-item>
              <text:p text:style-name="P44"><text:span text:style-name="Emphasis">Truco:</text:span> Sujetar las aspas del ventilador con el dedo para que no giren a 1000 RPM (se pueden dañar los rodamientos o generar electricidad inversa).</text:p>
            </text:list-item>
          </text:list>
        </text:list-item>
        <text:list-item>
          <text:p text:style-name="P44"><text:span text:style-name="Strong_20_Emphasis">Filtros de polvo:</text:span> Si la caja tiene filtros en el frontal, lavarlos con agua y jabón, secar 100% antes de poner.</text:p>
        </text:list-item>
        <text:list-item>
          <text:p text:style-name="P45"><text:span text:style-name="Strong_20_Emphasis">Disipador CPU:</text:span> Soplar entre las láminas del disipador (es donde más polvo se acumula).</text:p>
        </text:list-item>
      </text:list>
      <text:h text:style-name="P5" text:outline-level="4">PASO 3: Revisión de Conexiones</text:h>
      <text:list text:style-name="L19">
        <text:list-item>
          <text:p text:style-name="P46">Desconectar y volver a conectar (Resetear) la RAM y la Gráfica.</text:p>
        </text:list-item>
        <text:list-item>
          <text:p text:style-name="P46">Aprietar tornillos de la fuente de alimentación y bahías de discos.</text:p>
        </text:list-item>
        <text:list-item>
          <text:p text:style-name="P47">Revisar cables de datos (SATA) y alimentación, que no estén pelados.</text:p>
        </text:list-item>
      </text:list>
      <text:h text:style-name="P5" text:outline-level="4"><text:soft-page-break/>PASO 4: Gestión Térmica (Cada 2-3 años)</text:h>
      <text:list text:style-name="L20">
        <text:list-item>
          <text:p text:style-name="P48"><text:span text:style-name="Strong_20_Emphasis">Pasta Térmica:</text:span> Si el PC tiene más de 3 años, quitar el disipador, limpiar pasta vieja (alcohol 96º) y poner pasta nueva (tipo MX-4 o Arctic MX-6).</text:p>
        </text:list-item>
        <text:list-item>
          <text:p text:style-name="P49"><text:span text:style-name="Strong_20_Emphasis">Ventiladores:</text:span> Escuchar si alguno hace ruido metálico (rodamiento muerto). Engrasar o cambiar.</text:p>
        </text:list-item>
      </text:list>
      <text:h text:style-name="P4" text:outline-level="3">🔬 NIVEL 3: Diagnóstico Profundo (Anual)</text:h>
      <text:p text:style-name="P11"><text:span text:style-name="Emphasis">Software de monitorización.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P10">Prueba</text:p>
            </table:table-cell>
            <table:table-cell table:style-name="Tabla5.A1" office:value-type="string">
              <text:p text:style-name="P10">Software Recomendado</text:p>
            </table:table-cell>
            <table:table-cell table:style-name="Tabla5.A1" office:value-type="string">
              <text:p text:style-name="P10">Qué buscar</text:p>
            </table:table-cell>
          </table:table-row>
        </table:table-header-rows>
        <table:table-row>
          <table:table-cell table:style-name="Tabla5.A1" office:value-type="string">
            <text:p text:style-name="P9"><text:span text:style-name="Strong_20_Emphasis">Salud del Disco</text:span></text:p>
          </table:table-cell>
          <table:table-cell table:style-name="Tabla5.A1" office:value-type="string">
            <text:p text:style-name="P9">CrystalDiskInfo</text:p>
          </table:table-cell>
          <table:table-cell table:style-name="Tabla5.A1" office:value-type="string">
            <text:p text:style-name="P9">Estado: "Bueno". Si sale "Precaución", cambiar ya.</text:p>
          </table:table-cell>
        </table:table-row>
        <table:table-row>
          <table:table-cell table:style-name="Tabla5.A1" office:value-type="string">
            <text:p text:style-name="P9"><text:span text:style-name="Strong_20_Emphasis">Temperaturas</text:span></text:p>
          </table:table-cell>
          <table:table-cell table:style-name="Tabla5.A1" office:value-type="string">
            <text:p text:style-name="P9">HWMonitor</text:p>
          </table:table-cell>
          <table:table-cell table:style-name="Tabla5.A1" office:value-type="string">
            <text:p text:style-name="P9">CPU en reposo &lt; 45°C / Carga &lt; 85°C.</text:p>
          </table:table-cell>
        </table:table-row>
        <table:table-row>
          <table:table-cell table:style-name="Tabla5.A1" office:value-type="string">
            <text:p text:style-name="P9"><text:span text:style-name="Strong_20_Emphasis">Memoria RAM</text:span></text:p>
          </table:table-cell>
          <table:table-cell table:style-name="Tabla5.A1" office:value-type="string">
            <text:p text:style-name="P9">MemTest86 (USB booteable)</text:p>
          </table:table-cell>
          <table:table-cell table:style-name="Tabla5.A1" office:value-type="string">
            <text:p text:style-name="P9">0 Errores tras 2 pasadas.</text:p>
          </table:table-cell>
        </table:table-row>
        <table:table-row>
          <table:table-cell table:style-name="Tabla5.A1" office:value-type="string">
            <text:p text:style-name="P9"><text:span text:style-name="Strong_20_Emphasis">Fuente (PSU)</text:span></text:p>
          </table:table-cell>
          <table:table-cell table:style-name="Tabla5.A1" office:value-type="string">
            <text:p text:style-name="P9">OCCT (Test Power)</text:p>
          </table:table-cell>
          <table:table-cell table:style-name="Tabla5.A1" office:value-type="string">
            <text:p text:style-name="Table_20_Contents">Que no se apague el PC ni dé valores rojos en +12V / +5V.</text:p>
          </table:table-cell>
        </table:table-row>
      </table:table>
      <text:h text:style-name="P3" text:outline-level="2">4. Checklist Resumen para Imprimir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P10">Frecuencia</text:p>
            </table:table-cell>
            <table:table-cell table:style-name="Tabla6.A1" office:value-type="string">
              <text:p text:style-name="P10">Tarea</text:p>
            </table:table-cell>
            <table:table-cell table:style-name="Tabla6.A1" office:value-type="string">
              <text:p text:style-name="P10">Estado</text:p>
            </table:table-cell>
          </table:table-row>
        </table:table-header-rows>
        <table:table-row>
          <table:table-cell table:style-name="Tabla6.A1" office:value-type="string">
            <text:p text:style-name="P9"><text:span text:style-name="Strong_20_Emphasis">Mensual</text:span></text:p>
          </table:table-cell>
          <table:table-cell table:style-name="Tabla6.A1" office:value-type="string">
            <text:p text:style-name="P9">Limpiar rejillas exteriores</text:p>
          </table:table-cell>
          <table:table-cell table:style-name="Tabla6.A1" office:value-type="string">
            <text:p text:style-name="P9">⬜</text:p>
          </table:table-cell>
        </table:table-row>
        <table:table-row>
          <table:table-cell table:style-name="Tabla6.A1" office:value-type="string">
            <text:p text:style-name="P9"><text:span text:style-name="Strong_20_Emphasis">Mensual</text:span></text:p>
          </table:table-cell>
          <table:table-cell table:style-name="Tabla6.A1" office:value-type="string">
            <text:p text:style-name="P9">No bloquear salidas de aire</text:p>
          </table:table-cell>
          <table:table-cell table:style-name="Tabla6.A1" office:value-type="string">
            <text:p text:style-name="P9">+</text:p>
          </table:table-cell>
        </table:table-row>
        <table:table-row>
          <table:table-cell table:style-name="Tabla6.A1" office:value-type="string">
            <text:p text:style-name="P9"><text:span text:style-name="Strong_20_Emphasis">Trimestral</text:span></text:p>
          </table:table-cell>
          <table:table-cell table:style-name="Tabla6.A1" office:value-type="string">
            <text:p text:style-name="P9"><text:span text:style-name="Strong_20_Emphasis">Abrir y limpiar polvo interior (Aire comprimido)</text:span></text:p>
          </table:table-cell>
          <table:table-cell table:style-name="Tabla6.A1" office:value-type="string">
            <text:p text:style-name="P9">⬜</text:p>
          </table:table-cell>
        </table:table-row>
        <table:table-row>
          <table:table-cell table:style-name="Tabla6.A1" office:value-type="string">
            <text:p text:style-name="P9"><text:span text:style-name="Strong_20_Emphasis">Trimestral</text:span></text:p>
          </table:table-cell>
          <table:table-cell table:style-name="Tabla6.A1" office:value-type="string">
            <text:p text:style-name="P9">Reasentar memoria RAM y Gráfica</text:p>
          </table:table-cell>
          <table:table-cell table:style-name="Tabla6.A1" office:value-type="string">
            <text:p text:style-name="P9">+</text:p>
          </table:table-cell>
        </table:table-row>
        <table:table-row>
          <table:table-cell table:style-name="Tabla6.A1" office:value-type="string">
            <text:p text:style-name="P9"><text:span text:style-name="Strong_20_Emphasis">Anual</text:span></text:p>
          </table:table-cell>
          <table:table-cell table:style-name="Tabla6.A1" office:value-type="string">
            <text:p text:style-name="P9">Comprobar S.M.A.R.T. del disco duro</text:p>
          </table:table-cell>
          <table:table-cell table:style-name="Tabla6.A1" office:value-type="string">
            <text:p text:style-name="P9">+</text:p>
          </table:table-cell>
        </table:table-row>
        <table:table-row>
          <table:table-cell table:style-name="Tabla6.A1" office:value-type="string">
            <text:p text:style-name="P9"><text:span text:style-name="Strong_20_Emphasis">2-3 Años</text:span></text:p>
          </table:table-cell>
          <table:table-cell table:style-name="Tabla6.A1" office:value-type="string">
            <text:p text:style-name="P9"><text:span text:style-name="Strong_20_Emphasis">Cambiar pasta térmica del procesador</text:span></text:p>
          </table:table-cell>
          <table:table-cell table:style-name="Tabla6.A1" office:value-type="string">
            <text:p text:style-name="P9">⬜</text:p>
          </table:table-cell>
        </table:table-row>
        <table:table-row>
          <table:table-cell table:style-name="Tabla6.A1" office:value-type="string">
            <text:p text:style-name="P9"><text:span text:style-name="Strong_20_Emphasis">Anual</text:span></text:p>
          </table:table-cell>
          <table:table-cell table:style-name="Tabla6.A1" office:value-type="string">
            <text:p text:style-name="P9">Probar Fuente de Alimentación con tester/software</text:p>
          </table:table-cell>
          <table:table-cell table:style-name="Tabla6.A1" office:value-type="string">
            <text:p text:style-name="P9">+</text:p>
          </table:table-cell>
        </table:table-row>
        <table:table-row>
          <table:table-cell table:style-name="Tabla6.A1" office:value-type="string">
            <text:p text:style-name="P9"><text:span text:style-name="Strong_20_Emphasis">Siempre</text:span></text:p>
          </table:table-cell>
          <table:table-cell table:style-name="Tabla6.A1" office:value-type="string">
            <text:p text:style-name="P9">Usar SAI/Regleta (No enchufar directo a pared)</text:p>
          </table:table-cell>
          <table:table-cell table:style-name="Tabla6.A1" office:value-type="string">
            <text:p text:style-name="Table_20_Contents">⬜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0:11:36.149628208</meta:creation-date>
    <meta:generator>LibreOffice/24.2.2.2$Linux_X86_64 LibreOffice_project/d56cc158d8a96260b836f100ef4b4ef25d6f1a01</meta:generator>
    <dc:date>2025-12-26T10:21:15.534042457</dc:date>
    <meta:editing-duration>PT9M40S</meta:editing-duration>
    <meta:editing-cycles>1</meta:editing-cycles>
    <meta:document-statistic meta:table-count="6" meta:image-count="0" meta:object-count="0" meta:page-count="7" meta:paragraph-count="217" meta:word-count="1840" meta:character-count="11803" meta:non-whitespace-character-count="10255"/>
  </office:meta>
</office:document-meta>
</file>